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df34" officeooo:paragraph-rsid="001fdf34"/>
    </style:style>
    <style:style style:name="P2" style:family="paragraph" style:parent-style-name="Standard">
      <style:paragraph-properties fo:text-align="center" style:justify-single-word="false"/>
      <style:text-properties officeooo:rsid="001fdf34" officeooo:paragraph-rsid="001fdf34"/>
    </style:style>
    <style:style style:name="P3" style:family="paragraph" style:parent-style-name="Standard">
      <style:paragraph-properties fo:text-align="start" style:justify-single-word="false"/>
      <style:text-properties fo:font-weight="bold" officeooo:rsid="001fdf34" officeooo:paragraph-rsid="001fdf3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fdf34" officeooo:paragraph-rsid="00214d2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14d26" officeooo:paragraph-rsid="00214d2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fc1a" style:font-weight-asian="normal" style:font-weight-complex="normal"/>
    </style:style>
    <style:style style:name="T3" style:family="text">
      <style:text-properties fo:font-weight="normal" officeooo:rsid="00214d26" style:font-weight-asian="normal" style:font-weight-complex="normal"/>
    </style:style>
    <style:style style:name="T4" style:family="text">
      <style:text-properties fo:font-weight="normal" officeooo:rsid="0022b921" style:font-weight-asian="normal" style:font-weight-complex="normal"/>
    </style:style>
    <style:style style:name="T5" style:family="text">
      <style:text-properties fo:font-weight="normal" officeooo:rsid="0023f9d2" style:font-weight-asian="normal" style:font-weight-complex="normal"/>
    </style:style>
    <style:style style:name="T6" style:family="text">
      <style:text-properties officeooo:rsid="00214d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an Moloney</text:p>
      <text:p text:style-name="P1">Professor Rivoire</text:p>
      <text:p text:style-name="P1">CS 351</text:p>
      <text:p text:style-name="P1">24 February 2017</text:p>
      <text:p text:style-name="P2">Homework 2</text:p>
      <text:p text:style-name="P4">1.</text:p>
      <text:p text:style-name="P4"><text:span text:style-name="T1"><text:tab/></text:span><text:span text:style-name="T6">A) </text:span>Write a sequence of LEGv8 instructions that preserves only the middle 8 bits of the <text:tab/>register X9 and zeros out of the other bits.</text:p>
      <text:p text:style-name="P4"><text:span text:style-name="T2"><text:tab/><text:tab/>LSL X9, X9, 28</text:span></text:p>
      <text:p text:style-name="P3"><text:span text:style-name="T1"><text:tab/><text:tab/>LSR X9, X9, </text:span><text:span text:style-name="T2">56</text:span></text:p>
      <text:p text:style-name="P4"><text:span text:style-name="T2"><text:tab/><text:tab/></text:span><text:span text:style-name="T1">LSL X9, X9, </text:span><text:span text:style-name="T2">28</text:span></text:p>
      <text:p text:style-name="P4"><text:span text:style-name="T2"><text:tab/></text:span><text:span text:style-name="T6">B)</text:span><text:span text:style-name="T3"> </text:span><text:span text:style-name="T6">Write a sequence of LEGv8 instructions that is equivalent to the following C code. <text:s/>Assume that a and b are 64-bit long longs and a is in x19 and b is in x20.</text:span></text:p>
      <text:p text:style-name="P5"><text:span text:style-name="T4"><text:tab/><text:tab/>LSL X9, X</text:span><text:span text:style-name="T5">19, 4</text:span></text:p>
      <text:p text:style-name="P5"><text:span text:style-name="T5"><text:tab/><text:tab/>ADD X9, X19, X9</text:span></text:p>
      <text:p text:style-name="P5"><text:span text:style-name="T5"><text:tab/><text:tab/>ANDI X20, X9, 8</text:span></text:p>
      <text:p text:style-name="P5"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22:26:29.825674400</meta:creation-date>
    <dc:date>2017-02-21T23:10:47.518575643</dc:date>
    <meta:editing-duration>PT3M6S</meta:editing-duration>
    <meta:editing-cycles>1</meta:editing-cycles>
    <meta:document-statistic meta:table-count="0" meta:image-count="0" meta:object-count="0" meta:page-count="1" meta:paragraph-count="15" meta:word-count="95" meta:character-count="457" meta:non-whitespace-character-count="359"/>
    <meta:generator>LibreOffice/5.1.4.2$Linux_X86_64 LibreOffice_project/10m0$Build-2</meta:generator>
  </office:meta>
</office:document-meta>
</file>